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6" table:default-cell-style-name="Default"/>
        <table:table-column table:style-name="co1" table:default-cell-style-name="ce3"/>
        <table:table-row table:style-name="ro1">
          <table:table-cell office:value-type="string" calcext:value-type="string">
            <text:p>W, dB</text:p>
          </table:table-cell>
          <table:table-cell office:value-type="string" calcext:value-type="string">
            <text:p>N</text:p>
          </table:table-cell>
          <table:table-cell/>
          <table:table-cell table:style-name="ce1" office:value-type="string" calcext:value-type="string" table:number-columns-spanned="2" table:number-rows-spanned="1">
            <text:p>F = 1.16 MHz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F = 1.81 MHz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F = 4.10 MHz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F = 4.60 MHz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F = 3.46 MHz</text:p>
          </table:table-cell>
          <table:covered-table-cell/>
          <table:table-cell table:number-columns-repeated="2"/>
          <table:table-cell office:value-type="string" calcext:value-type="string">
            <text:p>F = 1.16 MHz</text:p>
          </table:table-cell>
          <table:table-cell/>
          <table:table-cell office:value-type="string" calcext:value-type="string">
            <text:p>F = 1.54 MHz</text:p>
          </table:table-cell>
          <table:table-cell/>
          <table:table-cell office:value-type="string" calcext:value-type="string">
            <text:p>F = 1.84 MHz</text:p>
          </table:table-cell>
          <table:table-cell table:number-columns-repeated="2"/>
          <table:table-cell table:style-name="Default" office:value-type="string" calcext:value-type="string">
            <text:p>Moved Microscop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x, del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x, del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x, del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x, del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x, del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Default" office:value-type="string" calcext:value-type="string">
            <text:p>x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56" calcext:value-type="float">
            <text:p>-56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-137" calcext:value-type="float">
            <text:p>-137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-155" calcext:value-type="float">
            <text:p>-155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-100" calcext:value-type="float">
            <text:p>-100</text:p>
          </table:table-cell>
          <table:table-cell table:number-columns-repeated="2"/>
          <table:table-cell office:value-type="float" office:value="-7.284" calcext:value-type="float">
            <text:p>-7,284</text:p>
          </table:table-cell>
          <table:table-cell/>
          <table:table-cell office:value-type="float" office:value="-4.764" calcext:value-type="float">
            <text:p>-4,764</text:p>
          </table:table-cell>
          <table:table-cell/>
          <table:table-cell office:value-type="float" office:value="-0.39" calcext:value-type="float">
            <text:p>-0,39</text:p>
          </table:table-cell>
          <table:table-cell table:number-columns-repeated="2"/>
          <table:table-cell office:value-type="float" office:value="-5.003" calcext:value-type="float">
            <text:p>-5,00E+00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-6.343" calcext:value-type="float">
            <text:p>-6,343</text:p>
          </table:table-cell>
          <table:table-cell/>
          <table:table-cell office:value-type="float" office:value="-4.11" calcext:value-type="float">
            <text:p>-4,11</text:p>
          </table:table-cell>
          <table:table-cell/>
          <table:table-cell office:value-type="float" office:value="0.177" calcext:value-type="float">
            <text:p>0,177</text:p>
          </table:table-cell>
          <table:table-cell table:number-columns-repeated="2"/>
          <table:table-cell office:value-type="float" office:value="-3.959" calcext:value-type="float">
            <text:p>-3,96E+00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-4.586" calcext:value-type="float">
            <text:p>-4,586</text:p>
          </table:table-cell>
          <table:table-cell/>
          <table:table-cell office:value-type="float" office:value="-3.413" calcext:value-type="float">
            <text:p>-3,413</text:p>
          </table:table-cell>
          <table:table-cell/>
          <table:table-cell office:value-type="float" office:value="0.846" calcext:value-type="float">
            <text:p>0,846</text:p>
          </table:table-cell>
          <table:table-cell table:number-columns-repeated="2"/>
          <table:table-cell office:value-type="float" office:value="-2.923" calcext:value-type="float">
            <text:p>-2,92E+00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" calcext:value-type="float">
            <text:p>268</text:p>
          </table:table-cell>
          <table:table-cell table:number-columns-repeated="8"/>
          <table:table-cell office:value-type="float" office:value="-3.606" calcext:value-type="float">
            <text:p>-3,606</text:p>
          </table:table-cell>
          <table:table-cell/>
          <table:table-cell office:value-type="float" office:value="-2.612" calcext:value-type="float">
            <text:p>-2,612</text:p>
          </table:table-cell>
          <table:table-cell/>
          <table:table-cell office:value-type="float" office:value="1.493" calcext:value-type="float">
            <text:p>1,493</text:p>
          </table:table-cell>
          <table:table-cell table:number-columns-repeated="2"/>
          <table:table-cell office:value-type="float" office:value="-1.905" calcext:value-type="float">
            <text:p>-1,91E+00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7" calcext:value-type="float">
            <text:p>407</text:p>
          </table:table-cell>
          <table:table-cell table:number-columns-repeated="8"/>
          <table:table-cell office:value-type="float" office:value="-2.357" calcext:value-type="float">
            <text:p>-2,357</text:p>
          </table:table-cell>
          <table:table-cell/>
          <table:table-cell office:value-type="float" office:value="-1.881" calcext:value-type="float">
            <text:p>-1,881</text:p>
          </table:table-cell>
          <table:table-cell/>
          <table:table-cell office:value-type="float" office:value="2.314" calcext:value-type="float">
            <text:p>2,314</text:p>
          </table:table-cell>
          <table:table-cell table:number-columns-repeated="2"/>
          <table:table-cell office:value-type="float" office:value="-0.907" calcext:value-type="float">
            <text:p>-9,07E-01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5" calcext:value-type="float">
            <text:p>235</text:p>
          </table:table-cell>
          <table:table-cell table:number-columns-repeated="11"/>
          <table:table-cell office:value-type="float" office:value="-1.234" calcext:value-type="float">
            <text:p>-1,234</text:p>
          </table:table-cell>
          <table:table-cell/>
          <table:table-cell office:value-type="float" office:value="-1.077" calcext:value-type="float">
            <text:p>-1,077</text:p>
          </table:table-cell>
          <table:table-cell/>
          <table:table-cell office:value-type="float" office:value="2.903" calcext:value-type="float">
            <text:p>2,903</text:p>
          </table:table-cell>
          <table:table-cell table:number-columns-repeated="2"/>
          <table:table-cell office:value-type="float" office:value="0.141" calcext:value-type="float">
            <text:p>1,41E-01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90" calcext:value-type="float">
            <text:p>290</text:p>
          </table:table-cell>
          <table:table-cell table:number-columns-repeated="11"/>
          <table:table-cell office:value-type="float" office:value="-0.216" calcext:value-type="float">
            <text:p>-0,216</text:p>
          </table:table-cell>
          <table:table-cell/>
          <table:table-cell office:value-type="float" office:value="-0.155" calcext:value-type="float">
            <text:p>-0,155</text:p>
          </table:table-cell>
          <table:table-cell/>
          <table:table-cell office:value-type="float" office:value="3.546" calcext:value-type="float">
            <text:p>3,546</text:p>
          </table:table-cell>
          <table:table-cell table:number-columns-repeated="2"/>
          <table:table-cell office:value-type="float" office:value="1.09" calcext:value-type="float">
            <text:p>1,09E+00</text:p>
          </table:table-cell>
        </table:table-row>
        <table:table-row table:style-name="ro2">
          <table:table-cell table:number-columns-repeated="19"/>
          <table:table-cell office:value-type="float" office:value="0.983" calcext:value-type="float">
            <text:p>0,983</text:p>
          </table:table-cell>
          <table:table-cell/>
          <table:table-cell office:value-type="float" office:value="0.695" calcext:value-type="float">
            <text:p>0,695</text:p>
          </table:table-cell>
          <table:table-cell/>
          <table:table-cell office:value-type="float" office:value="4.199" calcext:value-type="float">
            <text:p>4,199</text:p>
          </table:table-cell>
          <table:table-cell table:number-columns-repeated="2"/>
          <table:table-cell office:value-type="float" office:value="2.063" calcext:value-type="float">
            <text:p>2,06E+00</text:p>
          </table:table-cell>
        </table:table-row>
        <table:table-row table:style-name="ro2">
          <table:table-cell table:number-columns-repeated="19"/>
          <table:table-cell office:value-type="float" office:value="2.612" calcext:value-type="float">
            <text:p>2,612</text:p>
          </table:table-cell>
          <table:table-cell/>
          <table:table-cell office:value-type="float" office:value="1.437" calcext:value-type="float">
            <text:p>1,437</text:p>
          </table:table-cell>
          <table:table-cell/>
          <table:table-cell office:value-type="float" office:value="4.905" calcext:value-type="float">
            <text:p>4,905</text:p>
          </table:table-cell>
          <table:table-cell table:number-columns-repeated="2"/>
          <table:table-cell office:value-type="float" office:value="2.95" calcext:value-type="float">
            <text:p>2,95E+00</text:p>
          </table:table-cell>
        </table:table-row>
        <table:table-row table:style-name="ro2">
          <table:table-cell table:number-columns-repeated="19"/>
          <table:table-cell office:value-type="float" office:value="3.689" calcext:value-type="float">
            <text:p>3,689</text:p>
          </table:table-cell>
          <table:table-cell/>
          <table:table-cell office:value-type="float" office:value="2.355" calcext:value-type="float">
            <text:p>2,355</text:p>
          </table:table-cell>
          <table:table-cell/>
          <table:table-cell office:value-type="float" office:value="5.647" calcext:value-type="float">
            <text:p>5,647</text:p>
          </table:table-cell>
          <table:table-cell table:number-columns-repeated="2"/>
          <table:table-cell office:value-type="float" office:value="4.083" calcext:value-type="float">
            <text:p>4,08E+00</text:p>
          </table:table-cell>
        </table:table-row>
        <table:table-row table:style-name="ro2">
          <table:table-cell table:number-columns-repeated="19"/>
          <table:table-cell office:value-type="float" office:value="5.045" calcext:value-type="float">
            <text:p>5,045</text:p>
          </table:table-cell>
          <table:table-cell/>
          <table:table-cell office:value-type="float" office:value="3.243" calcext:value-type="float">
            <text:p>3,243</text:p>
          </table:table-cell>
          <table:table-cell/>
          <table:table-cell office:value-type="float" office:value="6.372" calcext:value-type="float">
            <text:p>6,372</text:p>
          </table:table-cell>
          <table:table-cell table:number-columns-repeated="2"/>
          <table:table-cell office:value-type="float" office:value="4.931" calcext:value-type="float">
            <text:p>4,93E+00</text:p>
          </table:table-cell>
        </table:table-row>
        <table:table-row table:style-name="ro2">
          <table:table-cell table:number-columns-repeated="21"/>
          <table:table-cell office:value-type="float" office:value="3.986" calcext:value-type="float">
            <text:p>3,986</text:p>
          </table:table-cell>
          <table:table-cell/>
          <table:table-cell office:value-type="float" office:value="7.069" calcext:value-type="float">
            <text:p>7,069</text:p>
          </table:table-cell>
          <table:table-cell table:number-columns-repeated="2"/>
          <table:table-cell office:value-type="float" office:value="5.912" calcext:value-type="float">
            <text:p>5,91E+00</text:p>
          </table:table-cell>
        </table:table-row>
        <table:table-row table:style-name="ro2">
          <table:table-cell table:number-columns-repeated="21"/>
          <table:table-cell office:value-type="float" office:value="4.692" calcext:value-type="float">
            <text:p>4,692</text:p>
          </table:table-cell>
          <table:table-cell table:number-columns-repeated="4"/>
          <table:table-cell table:style-name="Default"/>
        </table:table-row>
        <table:table-row table:style-name="ro2">
          <table:table-cell table:number-columns-repeated="21"/>
          <table:table-cell office:value-type="float" office:value="5.627" calcext:value-type="float">
            <text:p>5,627</text:p>
          </table:table-cell>
          <table:table-cell table:number-columns-repeated="4"/>
          <table:table-cell table:style-name="Default"/>
        </table:table-row>
        <table:table-row table:style-name="ro2">
          <table:table-cell table:number-columns-repeated="21"/>
          <table:table-cell office:value-type="float" office:value="6.53" calcext:value-type="float">
            <text:p>6,53</text:p>
          </table:table-cell>
          <table:table-cell table:number-columns-repeated="4"/>
          <table:table-cell table:style-name="Default"/>
        </table:table-row>
        <table:table-row table:style-name="ro2">
          <table:table-cell table:number-columns-repeated="21"/>
          <table:table-cell office:value-type="float" office:value="7.441" calcext:value-type="float">
            <text:p>7,441</text:p>
          </table:table-cell>
          <table:table-cell table:number-columns-repeated="4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DejaVu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06T21:45:38.041000000</dc:date>
    <meta:editing-duration>PT4H17M56S</meta:editing-duration>
    <meta:editing-cycles>5</meta:editing-cycles>
    <meta:generator>LibreOffice/7.3.7.2$Windows_X86_64 LibreOffice_project/e114eadc50a9ff8d8c8a0567d6da8f454beeb84f</meta:generator>
    <meta:document-statistic meta:table-count="1" meta:cell-count="134" meta:object-count="0"/>
  </office:meta>
</office:document-meta>
</file>